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yponineSans Regular 18" svg:font-family="'TyponineSans Regular 18', 'Lucida Grande', Lucida, Verdan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8586"/>
    </style:style>
    <style:style style:name="P2" style:family="paragraph" style:parent-style-name="Standard">
      <style:text-properties officeooo:rsid="00058586" officeooo:paragraph-rsid="00058586"/>
    </style:style>
    <style:style style:name="P3" style:family="paragraph" style:parent-style-name="Standard">
      <style:text-properties officeooo:rsid="000651aa" officeooo:paragraph-rsid="000651aa"/>
    </style:style>
    <style:style style:name="P4" style:family="paragraph" style:parent-style-name="Standard">
      <style:text-properties fo:color="#666666" fo:font-size="15pt" officeooo:rsid="00028391" officeooo:paragraph-rsid="00028391" fo:background-color="transparent" style:font-size-asian="13.1000003814697pt" style:font-size-complex="15pt"/>
    </style:style>
    <style:style style:name="P5" style:family="paragraph" style:parent-style-name="Standard">
      <style:text-properties fo:color="#666666" fo:font-size="18pt" officeooo:rsid="00028391" fo:background-color="transparent" style:font-size-asian="15.75pt" style:font-size-complex="18pt"/>
    </style:style>
    <style:style style:name="P6" style:family="paragraph" style:parent-style-name="Standard">
      <style:text-properties officeooo:paragraph-rsid="0007289e"/>
    </style:style>
    <style:style style:name="P7" style:family="paragraph" style:parent-style-name="Standard">
      <style:text-properties officeooo:rsid="000ab069" officeooo:paragraph-rsid="000ab069"/>
    </style:style>
    <style:style style:name="P8" style:family="paragraph" style:parent-style-name="Standard">
      <style:text-properties officeooo:rsid="000bd144" officeooo:paragraph-rsid="000bd144"/>
    </style:style>
    <style:style style:name="P9" style:family="paragraph" style:parent-style-name="Standard">
      <style:text-properties officeooo:rsid="000cb944" officeooo:paragraph-rsid="000cb944"/>
    </style:style>
    <style:style style:name="P10" style:family="paragraph" style:parent-style-name="Standard">
      <style:paragraph-properties fo:text-align="center" style:justify-single-word="false"/>
      <style:text-properties officeooo:rsid="000e55dd" officeooo:paragraph-rsid="000e55dd"/>
    </style:style>
    <style:style style:name="P11" style:family="paragraph" style:parent-style-name="Standard">
      <style:paragraph-properties fo:text-align="center" style:justify-single-word="false"/>
      <style:text-properties officeooo:rsid="000e81bb" officeooo:paragraph-rsid="000e81bb"/>
    </style:style>
    <style:style style:name="P12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58586" officeooo:paragraph-rsid="00058586"/>
    </style:style>
    <style:style style:name="P13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651aa" officeooo:paragraph-rsid="00058586"/>
    </style:style>
    <style:style style:name="P14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651aa" officeooo:paragraph-rsid="000651aa"/>
    </style:style>
    <style:style style:name="P15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ab069" officeooo:paragraph-rsid="000651aa"/>
    </style:style>
    <style:style style:name="P16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ab069" officeooo:paragraph-rsid="000ab069"/>
    </style:style>
    <style:style style:name="P17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bd144" officeooo:paragraph-rsid="000ab069"/>
    </style:style>
    <style:style style:name="P18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bd144" officeooo:paragraph-rsid="000bd144"/>
    </style:style>
    <style:style style:name="P19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bee77" officeooo:paragraph-rsid="000bd144"/>
    </style:style>
    <style:style style:name="P20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bee77" officeooo:paragraph-rsid="000bee77"/>
    </style:style>
    <style:style style:name="P21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cb944" officeooo:paragraph-rsid="000cb944"/>
    </style:style>
    <style:style style:name="P22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0e55dd" officeooo:paragraph-rsid="000cb944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4f4e4e" style:font-name="TyponineSans Regular 18" fo:font-size="13.5pt" fo:letter-spacing="normal" fo:font-style="normal" fo:font-weight="normal" officeooo:rsid="000e55dd" officeooo:paragraph-rsid="000e55dd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4f4e4e" style:font-name="TyponineSans Regular 18" fo:font-size="13.5pt" fo:letter-spacing="normal" fo:font-style="normal" fo:font-weight="normal" officeooo:rsid="00106be5" officeooo:paragraph-rsid="000e81bb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4f4e4e" style:font-name="TyponineSans Regular 18" fo:font-size="13.5pt" fo:letter-spacing="normal" fo:font-style="normal" fo:font-weight="normal" officeooo:rsid="00106be5" officeooo:paragraph-rsid="00106be5"/>
    </style:style>
    <style:style style:name="P26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123550" officeooo:paragraph-rsid="000bee77"/>
    </style:style>
    <style:style style:name="P27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138143" officeooo:paragraph-rsid="00138143"/>
    </style:style>
    <style:style style:name="P28" style:family="paragraph" style:parent-style-name="Standard">
      <style:text-properties officeooo:rsid="000bee77" officeooo:paragraph-rsid="000bee77"/>
    </style:style>
    <style:style style:name="P29" style:family="paragraph" style:parent-style-name="Standard">
      <style:text-properties officeooo:rsid="000bee77" officeooo:paragraph-rsid="00138143"/>
    </style:style>
    <style:style style:name="P30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16abb5" officeooo:paragraph-rsid="0016abb5"/>
    </style:style>
    <style:style style:name="P31" style:family="paragraph" style:parent-style-name="Standard">
      <style:text-properties fo:font-variant="normal" fo:text-transform="none" fo:color="#4f4e4e" style:font-name="TyponineSans Regular 18" fo:font-size="13.5pt" fo:letter-spacing="normal" fo:font-style="normal" fo:font-weight="normal" officeooo:rsid="0016abb5" officeooo:paragraph-rsid="00175b2a"/>
    </style:style>
    <style:style style:name="P32" style:family="paragraph" style:parent-style-name="Text_20_body">
      <style:text-properties fo:font-variant="normal" fo:text-transform="none" fo:color="#000000" style:font-name="monospace" fo:font-size="9.75pt" fo:letter-spacing="normal" fo:font-style="normal" fo:font-weight="normal" officeooo:rsid="0016abb5" officeooo:paragraph-rsid="00175b2a"/>
    </style:style>
    <style:style style:name="P3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9.75pt" fo:letter-spacing="normal" fo:font-style="normal" fo:font-weight="normal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T1" style:family="text">
      <style:text-properties officeooo:rsid="00058586"/>
    </style:style>
    <style:style style:name="T2" style:family="text">
      <style:text-properties fo:font-variant="normal" fo:text-transform="none" fo:color="#4f4e4e" style:font-name="TyponineSans Regular 18" fo:font-size="13.5pt" fo:letter-spacing="normal" fo:font-style="normal" fo:font-weight="normal"/>
    </style:style>
    <style:style style:name="T3" style:family="text">
      <style:text-properties fo:font-variant="normal" fo:text-transform="none" fo:color="#4f4e4e" style:font-name="TyponineSans Regular 18" fo:font-size="13.5pt" fo:letter-spacing="normal" fo:font-style="normal" fo:font-weight="normal" officeooo:rsid="00058586"/>
    </style:style>
    <style:style style:name="T4" style:family="text">
      <style:text-properties fo:font-variant="normal" fo:text-transform="none" fo:color="#4f4e4e" style:font-name="TyponineSans Regular 18" fo:font-size="13.5pt" fo:letter-spacing="normal" fo:font-style="normal" fo:font-weight="normal" officeooo:rsid="000651aa"/>
    </style:style>
    <style:style style:name="T5" style:family="text">
      <style:text-properties fo:font-variant="normal" fo:text-transform="none" fo:color="#4f4e4e" style:font-name="TyponineSans Regular 18" fo:font-size="13.5pt" fo:letter-spacing="normal" fo:font-style="normal" fo:font-weight="normal" officeooo:rsid="0007289e"/>
    </style:style>
    <style:style style:name="T6" style:family="text">
      <style:text-properties fo:font-variant="normal" fo:text-transform="none" fo:color="#4f4e4e" style:font-name="TyponineSans Regular 18" fo:font-size="13.5pt" fo:letter-spacing="normal" fo:font-style="normal" fo:font-weight="normal" officeooo:rsid="0007289e" style:font-name-complex="Calibri"/>
    </style:style>
    <style:style style:name="T7" style:family="text">
      <style:text-properties fo:font-variant="normal" fo:text-transform="none" fo:color="#4f4e4e" style:font-name="TyponineSans Regular 18" fo:font-size="13.5pt" fo:letter-spacing="normal" fo:font-style="normal" fo:font-weight="normal" officeooo:rsid="000bd144"/>
    </style:style>
    <style:style style:name="T8" style:family="text">
      <style:text-properties fo:font-variant="normal" fo:text-transform="none" fo:color="#4f4e4e" style:font-name="TyponineSans Regular 18" fo:font-size="13.5pt" fo:letter-spacing="normal" fo:font-style="normal" fo:font-weight="normal" officeooo:rsid="000bee77"/>
    </style:style>
    <style:style style:name="T9" style:family="text">
      <style:text-properties fo:font-variant="normal" fo:text-transform="none" fo:color="#4f4e4e" style:font-name="TyponineSans Regular 18" fo:font-size="13.5pt" fo:letter-spacing="normal" fo:font-style="normal" fo:font-weight="normal" officeooo:rsid="000d280b"/>
    </style:style>
    <style:style style:name="T10" style:family="text">
      <style:text-properties fo:font-variant="normal" fo:text-transform="none" fo:color="#4f4e4e" style:font-name="TyponineSans Regular 18" fo:font-size="13.5pt" fo:letter-spacing="normal" fo:font-style="normal" fo:font-weight="normal" officeooo:rsid="000e55dd"/>
    </style:style>
    <style:style style:name="T11" style:family="text">
      <style:text-properties fo:font-variant="normal" fo:text-transform="none" fo:color="#4f4e4e" style:font-name="TyponineSans Regular 18" fo:font-size="13.5pt" fo:letter-spacing="normal" fo:font-style="normal" fo:font-weight="normal" officeooo:rsid="000e81bb"/>
    </style:style>
    <style:style style:name="T12" style:family="text">
      <style:text-properties fo:font-variant="normal" fo:text-transform="none" fo:color="#4f4e4e" style:font-name="TyponineSans Regular 18" fo:font-size="13.5pt" fo:letter-spacing="normal" fo:font-style="normal" fo:font-weight="normal" officeooo:rsid="00106be5"/>
    </style:style>
    <style:style style:name="T13" style:family="text">
      <style:text-properties fo:font-variant="normal" fo:text-transform="none" fo:color="#4f4e4e" style:font-name="TyponineSans Regular 18" fo:font-size="13.5pt" fo:letter-spacing="normal" fo:font-style="normal" fo:font-weight="normal" officeooo:rsid="0010c243"/>
    </style:style>
    <style:style style:name="T14" style:family="text">
      <style:text-properties fo:font-variant="normal" fo:text-transform="none" fo:color="#4f4e4e" style:font-name="TyponineSans Regular 18" fo:font-size="13.5pt" fo:letter-spacing="normal" fo:font-style="normal" fo:font-weight="normal" officeooo:rsid="0011c63e"/>
    </style:style>
    <style:style style:name="T15" style:family="text">
      <style:text-properties fo:font-variant="normal" fo:text-transform="none" fo:color="#4f4e4e" style:font-name="TyponineSans Regular 18" fo:font-size="13.5pt" fo:letter-spacing="normal" fo:font-style="normal" fo:font-weight="normal" officeooo:rsid="00123550"/>
    </style:style>
    <style:style style:name="T16" style:family="text">
      <style:text-properties fo:font-variant="normal" fo:text-transform="none" fo:color="#4f4e4e" style:font-name="TyponineSans Regular 18" fo:font-size="13.5pt" fo:letter-spacing="normal" fo:font-style="normal" fo:font-weight="normal" officeooo:rsid="00138143"/>
    </style:style>
    <style:style style:name="T17" style:family="text">
      <style:text-properties fo:font-variant="normal" fo:text-transform="none" fo:color="#4f4e4e" style:font-name="TyponineSans Regular 18" fo:font-size="13.5pt" fo:letter-spacing="normal" fo:font-style="normal" fo:font-weight="normal" officeooo:rsid="0014a4a3"/>
    </style:style>
    <style:style style:name="T18" style:family="text">
      <style:text-properties fo:font-variant="normal" fo:text-transform="none" fo:color="#4f4e4e" style:text-position="super 58%" style:font-name="TyponineSans Regular 18" fo:font-size="13.5pt" fo:letter-spacing="normal" fo:font-style="normal" fo:font-weight="normal"/>
    </style:style>
    <style:style style:name="T19" style:family="text">
      <style:text-properties fo:font-variant="normal" fo:text-transform="none" fo:color="#666666" fo:letter-spacing="normal" fo:background-color="transparent" loext:char-shading-value="0"/>
    </style:style>
    <style:style style:name="T20" style:family="text">
      <style:text-properties fo:color="#666666" fo:font-size="18pt" officeooo:rsid="00028391" fo:background-color="transparent" loext:char-shading-value="0" style:font-size-asian="15.75pt" style:font-size-complex="18pt"/>
    </style:style>
    <style:style style:name="T21" style:family="text">
      <style:text-properties fo:color="#666666" fo:font-size="15pt" officeooo:rsid="00058586" fo:background-color="transparent" loext:char-shading-value="0" style:font-size-asian="13.1000003814697pt" style:font-size-complex="15pt"/>
    </style:style>
    <style:style style:name="T22" style:family="text">
      <style:text-properties officeooo:rsid="0011d7fb"/>
    </style:style>
    <style:style style:name="T23" style:family="text">
      <style:text-properties officeooo:rsid="00175b2a"/>
    </style:style>
    <style:style style:name="T24" style:family="text">
      <style:text-properties fo:color="#000088" fo:font-weight="bold"/>
    </style:style>
    <style:style style:name="T25" style:family="text">
      <style:text-properties fo:color="#666600"/>
    </style:style>
    <style:style style:name="T26" style:family="text">
      <style:text-properties fo:color="#00666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T20">Ardrillo prelims Draft</text:span></text:p>
      <text:p text:style-name="P5"/>
      <text:p text:style-name="P4">1.) <text:span text:style-name="T1">What is the IC present in Lilypad?</text:span></text:p>
      <text:p text:style-name="P4"/>
      <text:p text:style-name="P1"><text:span text:style-name="T21"><text:tab/>a) </text:span><text:span text:style-name="T19"> </text:span><text:span text:style-name="T2">Atmega32u4 <text:s text:c="4"/></text:span><text:span text:style-name="T5">y</text:span></text:p>
      <text:p text:style-name="P1"><text:span text:style-name="T2"><text:tab/></text:span><text:span text:style-name="T3">b)ATmega168<text:tab/></text:span><text:span text:style-name="T5">y</text:span></text:p>
      <text:p text:style-name="P1"><text:span text:style-name="T3"><text:tab/>c)ATmega328<text:tab/></text:span><text:span text:style-name="T5">y</text:span></text:p>
      <text:p text:style-name="P1"><text:span text:style-name="T3"><text:tab/>d)</text:span><text:span text:style-name="T2">ATmega1280</text:span></text:p>
      <text:p text:style-name="P6"><text:span text:style-name="T2"><text:tab/></text:span><text:span text:style-name="T5">e)A</text:span><text:span text:style-name="T6">T91SAM3x8E</text:span></text:p>
      <text:p text:style-name="P12"/>
      <text:p text:style-name="P12">2.) What are the languages familiar to Arduino ide new version</text:p>
      <text:p text:style-name="P12"/>
      <text:p text:style-name="P2"><text:span text:style-name="T2"><text:tab/>a) C++<text:tab/><text:tab/></text:span><text:span text:style-name="T5">y<text:tab/></text:span></text:p>
      <text:p text:style-name="P2"><text:span text:style-name="T2"><text:tab/>b) Python<text:tab/><text:tab/></text:span><text:span text:style-name="T5">y</text:span></text:p>
      <text:p text:style-name="P2"><text:span text:style-name="T2"><text:tab/>b) Python</text:span><text:span text:style-name="T4">3</text:span></text:p>
      <text:p text:style-name="P13"><text:tab/>d) Python2</text:p>
      <text:p text:style-name="P12"/>
      <text:p text:style-name="P12"/>
      <text:p text:style-name="P12"/>
      <text:p text:style-name="P14">3.) In what language Arduino IDE software is written in</text:p>
      <text:p text:style-name="P14"/>
      <text:p text:style-name="P14"><text:tab/>a) Javascript<text:tab/></text:p>
      <text:p text:style-name="P3"><text:span text:style-name="T2"><text:tab/>b) Java<text:tab/></text:span><text:span text:style-name="T5">y</text:span></text:p>
      <text:p text:style-name="P3"><text:span text:style-name="T2"><text:s text:c="8"/>c) C++<text:tab/></text:span><text:span text:style-name="T5">y</text:span></text:p>
      <text:p text:style-name="P14"><text:s text:c="8"/>d)Python<text:tab/></text:p>
      <text:p text:style-name="P3"><text:span text:style-name="T2"><text:tab/>e) C<text:tab/></text:span><text:span text:style-name="T5">y</text:span></text:p>
      <text:p text:style-name="P14"/>
      <text:p text:style-name="P14">4.) How many PWM and analog pins are present in Arduino nano</text:p>
      <text:p text:style-name="P14">(summation is the answer)</text:p>
      <text:p text:style-name="P14"/>
      <text:p text:style-name="P14"><text:tab/>a)15<text:tab/></text:p>
      <text:p text:style-name="P14"><text:tab/>b)16</text:p>
      <text:p text:style-name="P3"><text:span text:style-name="T2"><text:tab/>c)14<text:tab/><text:tab/></text:span><text:span text:style-name="T5">y</text:span></text:p>
      <text:p text:style-name="P14"><text:tab/>d)13</text:p>
      <text:p text:style-name="P15"/>
      <text:p text:style-name="P15"/>
      <text:p text:style-name="P15"/>
      <text:p text:style-name="P7"><text:span text:style-name="T14">5</text:span><text:span text:style-name="T2">.) What amount of Flash memory </text:span><text:span text:style-name="T7">i</text:span><text:span text:style-name="T2">s used by bootloader?</text:span></text:p>
      <text:p text:style-name="P16"/>
      <text:p text:style-name="P16"><text:tab/>a)1.56% <text:tab/><text:tab/>y</text:p>
      <text:p text:style-name="P16"><text:tab/>b)0.5 kb</text:p>
      <text:p text:style-name="P16"><text:tab/>c)0.5 KB<text:tab/><text:tab/>y</text:p>
      <text:p text:style-name="P16"><text:tab/>d) 1.47 %</text:p>
      <text:p text:style-name="P16"/>
      <text:p text:style-name="P16"/>
      <text:p text:style-name="P7"><text:soft-page-break/><text:span text:style-name="T14">6</text:span><text:span text:style-name="T2">.) </text:span><text:span text:style-name="T7">What is the maximum voltage limit that an arduino can take?</text:span></text:p>
      <text:p text:style-name="P17"/>
      <text:p text:style-name="P17"><text:tab/>a)12<text:tab/><text:tab/><text:tab/>y</text:p>
      <text:p text:style-name="P17"><text:tab/>b)13</text:p>
      <text:p text:style-name="P17"><text:tab/>c)15</text:p>
      <text:p text:style-name="P18"><text:tab/>d)20</text:p>
      <text:p text:style-name="P18"/>
      <text:p text:style-name="P8"><text:span text:style-name="T14">7</text:span><text:span text:style-name="T2">.) </text:span><text:span text:style-name="T8">Max Amount of current in an i/o pin?</text:span></text:p>
      <text:p text:style-name="P19"/>
      <text:p text:style-name="P19"><text:tab/>a) 200mA</text:p>
      <text:p text:style-name="P19"><text:tab/>b) 50mA</text:p>
      <text:p text:style-name="P19"><text:tab/>c) 500mA</text:p>
      <text:p text:style-name="P20"><text:tab/>d) 40mA<text:tab/><text:tab/>y</text:p>
      <text:p text:style-name="P20"/>
      <text:p text:style-name="P28"><text:span text:style-name="T14">8</text:span><text:span text:style-name="T2">.) </text:span><text:span text:style-name="T15">What is the function of analogWrite() function? and pick whichever is true about it’s parameters</text:span></text:p>
      <text:p text:style-name="P26"/>
      <text:p text:style-name="P26"><text:tab/>a)It provides output to analog pins and has 2 parameters <text:tab/>corresponding to the analog pin and the value</text:p>
      <text:p text:style-name="P28"><text:span text:style-name="T15"><text:tab/>b)Gives output to the Digital pins </text:span><text:span text:style-name="T16">showing difference in output <text:tab/>voltage and has a clock frequency of 490Hz <text:s text:c="6"/></text:span><text:span text:style-name="T17">y</text:span></text:p>
      <text:p text:style-name="P29"><text:span text:style-name="T16"><text:tab/>c)</text:span><text:span text:style-name="T15">Gives output to the Digital pins </text:span><text:span text:style-name="T16">showing difference in output <text:tab/>voltage and has 2 parameters regarding the pin and the value <text:s text:c="2"/></text:span><text:span text:style-name="T17">y</text:span><text:span text:style-name="T16"> </text:span></text:p>
      <text:p text:style-name="P27"><text:tab/>d) Has the ability to give output voltage based on the value given <text:tab/>in the analog pin specified in the parameter </text:p>
      <text:p text:style-name="P27"><text:s/></text:p>
      <text:p text:style-name="P27"/>
      <text:p text:style-name="P20"/>
      <text:p text:style-name="P30">A. Dungeon soln</text:p>
      <text:p text:style-name="P30"/>
      <text:p text:style-name="P30"/>
      <text:p text:style-name="P30"/>
      <text:p text:style-name="P30"/>
      <text:p text:style-name="P30">#include &lt;bits/stdc++.h&gt; </text:p>
      <text:p text:style-name="P30">using namespace std; </text:p>
      <text:p text:style-name="P30">#define val 1000000007</text:p>
      <text:p text:style-name="P30"/>
      <text:p text:style-name="P30"/>
      <text:p text:style-name="P30">int main()</text:p>
      <text:p text:style-name="P30">{</text:p>
      <text:p text:style-name="P30"/>
      <text:p text:style-name="P30"><text:tab/><text:tab/><text:tab/><text:tab/> <text:tab/><text:tab/></text:p>
      <text:p text:style-name="P30"><text:tab/> <text:s/><text:tab/><text:tab/>ios_base::sync_with_stdio(false); </text:p>
      <text:p text:style-name="P30"><text:tab/><text:tab/><text:tab/>cin.tie(NULL);</text:p>
      <text:p text:style-name="P30"><text:s text:c="4"/><text:tab/></text:p>
      <text:p text:style-name="P30"><text:s text:c="4"/><text:tab/> </text:p>
      <text:p text:style-name="P30"><text:soft-page-break/><text:tab/><text:tab/>long long int i,j;</text:p>
      <text:p text:style-name="P30"><text:tab/><text:tab/>long long x,y,z,n,e,w,a,c,k,m,l,diff,mx,mn,cont,r,r1,l1,d,b,sum;<text:tab/><text:tab/></text:p>
      <text:p text:style-name="P30"><text:tab/><text:tab/><text:tab/></text:p>
      <text:p text:style-name="P30"><text:tab/></text:p>
      <text:p text:style-name="P30"><text:tab/><text:tab/><text:tab/><text:tab/> </text:p>
      <text:p text:style-name="P30"><text:tab/><text:tab/></text:p>
      <text:p text:style-name="P30"><text:tab/><text:tab/>cin&gt;&gt;n;</text:p>
      <text:p text:style-name="P30"><text:tab/></text:p>
      <text:p text:style-name="P30"><text:tab/><text:tab/>for(i=1;i&lt;=n;i++){</text:p>
      <text:p text:style-name="P30"><text:tab/><text:tab/></text:p>
      <text:p text:style-name="P30"><text:tab/><text:tab/><text:tab/><text:tab/>cin&gt;&gt;a&gt;&gt;b&gt;&gt;c;</text:p>
      <text:p text:style-name="P30"><text:tab/><text:tab/><text:tab/><text:tab/></text:p>
      <text:p text:style-name="P30"><text:tab/><text:tab/><text:tab/><text:tab/>mn=min({a,b,c});</text:p>
      <text:p text:style-name="P30"><text:tab/><text:tab/><text:tab/><text:tab/>sum=a+b+c;</text:p>
      <text:p text:style-name="P30"><text:tab/><text:tab/><text:tab/><text:tab/>z=sum/9;</text:p>
      <text:p text:style-name="P30"><text:tab/><text:tab/><text:tab/><text:tab/>if(sum%9)</text:p>
      <text:p text:style-name="P30"><text:tab/><text:tab/><text:tab/><text:tab/>cout&lt;&lt;"NO"&lt;&lt;endl;</text:p>
      <text:p text:style-name="P30"><text:tab/><text:tab/><text:tab/><text:tab/>else if(mn&gt;=z)</text:p>
      <text:p text:style-name="P30"><text:tab/><text:tab/><text:tab/><text:tab/>cout&lt;&lt;"YES"&lt;&lt;endl;</text:p>
      <text:p text:style-name="P30"><text:tab/><text:tab/><text:tab/><text:tab/>else</text:p>
      <text:p text:style-name="P30"><text:tab/><text:tab/><text:tab/><text:tab/>cout&lt;&lt;"NO"&lt;&lt;endl;<text:tab/><text:tab/><text:tab/></text:p>
      <text:p text:style-name="P30"><text:tab/><text:tab/><text:tab/><text:tab/></text:p>
      <text:p text:style-name="P30"><text:tab/><text:tab/><text:tab/><text:tab/><text:tab/><text:tab/><text:tab/></text:p>
      <text:p text:style-name="P30"><text:tab/><text:tab/>}</text:p>
      <text:p text:style-name="P30"/>
      <text:p text:style-name="P30">}<text:tab/><text:tab/></text:p>
      <text:p text:style-name="P30"/>
      <text:p text:style-name="P30"/>
      <text:p text:style-name="P31"><text:span text:style-name="T23">F. Max Correct set Soln</text:span></text:p>
      <text:p text:style-name="P31"/>
      <text:p text:style-name="P32"><text:span text:style-name="T24">import</text:span> math</text:p>
      <text:list xml:id="list3616859733" text:style-name="L1">
        <text:list-item>
          <text:p text:style-name="P33"><text:span text:style-name="T24">def</text:span> f<text:span text:style-name="T25">(</text:span>n<text:span text:style-name="T25">,</text:span>s<text:span text:style-name="T25">):</text:span></text:p>
        </text:list-item>
        <text:list-item>
          <text:p text:style-name="P33">d<text:span text:style-name="T25">=[-</text:span>n<text:span text:style-name="T25">,-</text:span>n<text:span text:style-name="T25">];</text:span>d<text:span text:style-name="T25">[</text:span>s<text:span text:style-name="T25">]=</text:span><text:span text:style-name="T26">0</text:span></text:p>
        </text:list-item>
        <text:list-item>
          <text:p text:style-name="P33"><text:span text:style-name="T24">for</text:span> i <text:span text:style-name="T24">in</text:span> range<text:span text:style-name="T25">(</text:span>y<text:span text:style-name="T25">//</text:span>g<text:span text:style-name="T25">):</text:span></text:p>
        </text:list-item>
        <text:list-item>
          <text:p text:style-name="P33">d<text:span text:style-name="T25">=[</text:span>max<text:span text:style-name="T25">(</text:span>d<text:span text:style-name="T25">[</text:span><text:span text:style-name="T26">0</text:span><text:span text:style-name="T25">],</text:span>d<text:span text:style-name="T25">[</text:span><text:span text:style-name="T26">1</text:span><text:span text:style-name="T25">]),</text:span>d<text:span text:style-name="T25">[</text:span><text:span text:style-name="T26">0</text:span><text:span text:style-name="T25">]+</text:span>n<text:span text:style-name="T25">*</text:span>g<text:span text:style-name="T25">//</text:span>y<text:span text:style-name="T25">+(</text:span>i<text:span text:style-name="T25">*</text:span>x<text:span text:style-name="T25">%</text:span>y<text:span text:style-name="T25">&lt;</text:span>n<text:span text:style-name="T25">*</text:span>g<text:span text:style-name="T25">%</text:span>y<text:span text:style-name="T25">)]</text:span></text:p>
        </text:list-item>
        <text:list-item>
          <text:p text:style-name="P33"><text:span text:style-name="T24">return</text:span> d<text:span text:style-name="T25">[</text:span>s<text:span text:style-name="T25">]</text:span></text:p>
        </text:list-item>
        <text:list-item>
          <text:p text:style-name="P34"> </text:p>
        </text:list-item>
        <text:list-item>
          <text:p text:style-name="P33">n<text:span text:style-name="T25">,</text:span>x<text:span text:style-name="T25">,</text:span>y<text:span text:style-name="T25">=</text:span>map<text:span text:style-name="T25">(</text:span>int<text:span text:style-name="T25">,</text:span>input<text:span text:style-name="T25">().</text:span>split<text:span text:style-name="T25">())</text:span></text:p>
        </text:list-item>
        <text:list-item>
          <text:p text:style-name="P33">g<text:span text:style-name="T25">,</text:span>h<text:span text:style-name="T25">=</text:span>math<text:span text:style-name="T25">.</text:span>gcd<text:span text:style-name="T25">(</text:span>x<text:span text:style-name="T25">,</text:span>y<text:span text:style-name="T25">),</text:span><text:span text:style-name="T24">lambda</text:span> n<text:span text:style-name="T25">:</text:span>max<text:span text:style-name="T25">(</text:span>f<text:span text:style-name="T25">(</text:span>n<text:span text:style-name="T25">,</text:span><text:span text:style-name="T26">0</text:span><text:span text:style-name="T25">),</text:span>f<text:span text:style-name="T25">(</text:span>n<text:span text:style-name="T25">,</text:span><text:span text:style-name="T26">1</text:span><text:span text:style-name="T25">))</text:span></text:p>
        </text:list-item>
        <text:list-item>
          <text:p text:style-name="P33">y<text:span text:style-name="T25">+=</text:span>x</text:p>
        </text:list-item>
        <text:list-item>
          <text:p text:style-name="P33"><text:span text:style-name="T24">print</text:span><text:span text:style-name="T25">(</text:span>n<text:span text:style-name="T25">%</text:span>g<text:span text:style-name="T25">*</text:span>h<text:span text:style-name="T25">(</text:span>n<text:span text:style-name="T25">//</text:span>g<text:span text:style-name="T25">+</text:span><text:span text:style-name="T26">1</text:span><text:span text:style-name="T25">)+(</text:span>g<text:span text:style-name="T25">-</text:span>n<text:span text:style-name="T25">%</text:span>g<text:span text:style-name="T25">)*</text:span>h<text:span text:style-name="T25">(</text:span>n<text:span text:style-name="T25">//</text:span>g<text:span text:style-name="T25">))</text:span></text:p>
        </text:list-item>
      </text:list>
      <text:p text:style-name="P31"><text:tab/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1">ARDRILLO :</text:p>
      <text:p text:style-name="P21"><text:s/><text:tab/><text:tab/><text:tab/></text:p>
      <text:p text:style-name="P9"><text:span text:style-name="T2"><text:tab/><text:tab/></text:span><text:span text:style-name="T10">Shaastra presents Elecfest brings you </text:span><text:span text:style-name="T9">An event, </text:span><text:span text:style-name="T10">ARDRLLO</text:span><text:span text:style-name="T9"> testing on both the knowledge and skills </text:span><text:span text:style-name="T10">of</text:span><text:span text:style-name="T9"> Arduino </text:span><text:span text:style-name="T10">boards</text:span><text:span text:style-name="T9">. </text:span><text:span text:style-name="T10">It is a well featured playground of Arduino with interesting Challenges with a prize money of Rs.20k. </text:span></text:p>
      <text:p text:style-name="P22"/>
      <text:p text:style-name="P22"/>
      <text:p text:style-name="P23">FAQ</text:p>
      <text:p text:style-name="P23"/>
      <text:p text:style-name="P23">Q. What are the event dates?</text:p>
      <text:p text:style-name="P23"/>
      <text:p text:style-name="P10"><text:span text:style-name="T2">The prelims will be conducted online in Hackerrank </text:span><text:span text:style-name="T12">or</text:span><text:span text:style-name="T2"> Dare2complete platforms on 21</text:span><text:span text:style-name="T18">st</text:span><text:span text:style-name="T2"> Feb. Main event will happen on 2</text:span><text:span text:style-name="T13">6</text:span><text:span text:style-name="T18">th</text:span><text:span text:style-name="T2"> </text:span><text:span text:style-name="T13">6</text:span><text:span text:style-name="T2">pm. </text:span><text:span text:style-name="T13">Registration </text:span><text:span text:style-name="T11">URL will be provided in a short while.</text:span></text:p>
      <text:p text:style-name="P23"/>
      <text:p text:style-name="P23"/>
      <text:p text:style-name="P23"/>
      <text:p text:style-name="P23">Q. What are the Rules and Regulations to be followed?</text:p>
      <text:p text:style-name="P23"/>
      <text:p text:style-name="P23">There can be atmost 3 members in a team. Individual participation is also allowe<text:span text:style-name="T22">d. </text:span>No answers or codes should be shared within the teams.</text:p>
      <text:p text:style-name="P10"><text:span text:style-name="T2">Register in </text:span><text:a xlink:type="simple" xlink:href="http://www.shaastra.org/" text:style-name="Internet_20_link" text:visited-style-name="Visited_20_Internet_20_Link">www.shaastra.org</text:a><text:span text:style-name="T2"> and obtain ids which will be asked in the event final</text:span></text:p>
      <text:p text:style-name="P23"/>
      <text:p text:style-name="P23"/>
      <text:p text:style-name="P11"><text:span text:style-name="T2">Q. Is there a registration fe</text:span><text:span text:style-name="T12">e?</text:span></text:p>
      <text:p text:style-name="P24"/>
      <text:p text:style-name="P25">No the registration is completely free !!!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yponineSans Regular 18" svg:font-family="'TyponineSans Regular 18', 'Lucida Grande', Lucida, Verdan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8:13:59.310598129</meta:creation-date>
    <dc:date>2021-02-14T00:26:39.080001450</dc:date>
    <meta:editing-duration>P1DT1M9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4" meta:paragraph-count="105" meta:word-count="440" meta:character-count="2899" meta:non-whitespace-character-count="2306"/>
  </office:meta>
</office:document-meta>
</file>